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 svg:font-family="Aptos"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Linux Libertine G" svg:font-family="'Linux Libertine G'" style:font-family-generic="system" style:font-pitch="variable"/>
    <style:font-face style:name="Play1" svg:font-family="Play" style:font-family-generic="system" style:font-pitch="variable"/>
  </office:font-face-decls>
  <office:automatic-styles>
    <style:style style:name="P1" style:family="paragraph" style:parent-style-name="Standard">
      <style:paragraph-properties fo:margin-left="0in" fo:margin-right="0in" fo:margin-top="0.1252in" fo:margin-bottom="0.1252in" loext:contextual-spacing="false" fo:line-height="100%" fo:keep-together="auto" fo:orphans="2" fo:widows="2" fo:text-indent="0in" style:auto-text-indent="false" fo:break-before="auto" fo:break-after="auto" fo:padding="0in" fo:border="none" fo:keep-with-next="auto"/>
    </style:style>
    <style:style style:name="P2" style:family="paragraph" style:parent-style-name="Heading_20_1"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2" style:family="text">
      <style:text-properties fo:font-variant="normal" fo:text-transform="none" fo:color="#0000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3" style:family="text">
      <style:text-properties fo:font-variant="normal" fo:text-transform="none" fo:color="#000000" style:text-line-through-style="none" style:text-line-through-type="none" style:text-position="0% 100%" style:font-name="Aptos" fo:font-size="12pt" fo:font-style="italic" style:text-underline-style="none" fo:font-weight="normal" style:font-name-asian="Aptos1" style:font-size-asian="12pt" style:font-style-asian="italic" style:font-weight-asian="normal" style:font-name-complex="Apto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alth factors measured with wearables</text:p>
      <text:p text:style-name="Standard">Below we discuss several health indicators that can be measured with wearable devices (such as wristbands or smartwatches). For each factor we will explain what it is, its importance for health, the expected normal values, what an abnormal value can mean and how to stabilize it.</text:p>
      <text:p text:style-name="Heading_20_2">Heart rate (beats per minute)</text:p>
      <text:p text:style-name="P1"><text:span text:style-name="T2">Heart rate </text:span><text:span text:style-name="T1">is the number of times the heart beats in one minute. It is an important vital sign: it indicates how fast the heart is working to pump blood through the body. At rest, a heart rate within certain limits usually reflects a healthy, balanced heart; changes in the pulse may indicate physical exertion, stress, or health problems.</text:span></text:p>
      <text:p text:style-name="P1"><text:span text:style-name="T2">Normal values: </text:span><text:span text:style-name="T1">In healthy adults at rest, the normal heart rate usually ranges from 60 to 100 beats per minute. Very fit people may have lower pulse rates (sometimes between 40 and 60 beats per minute at rest). A pulse consistently above 100 bpm at rest is called </text:span><text:span text:style-name="T3">tachycardia</text:span><text:span text:style-name="T1">, while one below 60 bpm (in non-athletes) is considered </text:span><text:span text:style-name="T3">bradycardia</text:span><text:span text:style-name="T1">.</text:span></text:p>
      <text:p text:style-name="P1"><text:span text:style-name="T2">Effects of abnormal values: </text:span><text:span text:style-name="T1">A pulse rate that is too </text:span><text:span text:style-name="T2">high </text:span><text:span text:style-name="T1">at rest can cause palpitations, shortness of breath, dizziness and even fainting if the heart fails to adequately supply the body with blood. In the long term, a persistently high heart rate can overload the heart. On the other hand, a </text:span><text:span text:style-name="T2">very low </text:span><text:span text:style-name="T1">rate could cause fatigue, dizziness or fainting, as the body would receive less oxygen than necessary. Both tachycardia and bradycardia can be signs of other underlying health problems and, if left untreated, could lead to serious complications.</text:span></text:p>
      <text:p text:style-name="P1"><text:span text:style-name="T2">How to stabilize: </text:span><text:span text:style-name="T1">If your heart rate is elevated for no apparent reason (e.g., at rest), stop and rest. Practice slow, deep breathing to calm yourself. Reducing or avoiding stimulants such as caffeine, and finding ways to </text:span><text:span text:style-name="T2">reduce stress </text:span><text:span text:style-name="T1">(through relaxation, meditation or yoga) helps slow your pulse. Staying well </text:span><text:span text:style-name="T2">hydrated </text:span><text:span text:style-name="T1">and in a cool environment can also help when the heart is beating too fast. If you suffer from frequent episodes of very high or irregular pulse accompanied by symptoms (chest pain, fainting), you should consult your doctor. For low heart rate with symptoms (e.g. dizziness), also seek medical evaluation; sometimes it can improve by gradually increasing physical activity over time, under supervision, to strengthen the heart.</text:span></text:p>
      <text:p text:style-name="Heading_20_2">Blood oxygen saturation (SpO₂).</text:p>
      <text:p text:style-name="P1"><text:span text:style-name="T2">Oxygen saturation (SpO₂) </text:span><text:span text:style-name="T1">is the percentage of red blood cells in the blood that are carrying oxygen. In other words, it indicates how oxygenated the blood circulating through your body is. It is a key indicator of respiratory and lung function: oxygen is essential for the body to produce energy, and all organs (brain, heart, muscles, etc.) depend on a good level of oxygen in the blood. Advanced wearables or small pulse oximeters measure this percentage non-invasively on your finger or wrist, giving you an idea of whether you are breathing properly and whether your lungs are taking enough oxygen from the air.</text:span></text:p>
      <text:p text:style-name="P1"><text:span text:style-name="T2">Normal values: </text:span><text:span text:style-name="T1">In a healthy person oxygen saturation is normally between </text:span><text:span text:style-name="T2">95% and 100%</text:span><text:span text:style-name="T1">. Above 94-95% is considered adequate in most cases. Values below ~90% are low and suggest </text:span><text:span text:style-name="T3">hypoxemia </text:span><text:span text:style-name="T1">(below normal blood oxygen levels). Note that factors such as altitude, body temperature or circulation problems may slightly influence the reading. For example, in places very high above sea level, the normal percentage may be somewhat lower due to less oxygen in the air.</text:span></text:p>
      <text:p text:style-name="P1"><text:span text:style-name="T2">Effects of abnormal values: low </text:span><text:span text:style-name="T1">oxygen saturation (SpO₂ below 90%) means that not enough oxygen is reaching the body's tissues. When this occurs, you may experience symptoms such as </text:span><text:span text:style-name="T2">shortness of breath</text:span><text:span text:style-name="T1">, rapid breathing, headaches, confusion, dizziness and fatigue. A very low oxygen level over a prolonged period of time is dangerous: organs (especially the brain and heart) may be damaged, and in extreme cases there may be bluish discoloration of the lips or fingernails (cyanosis) or even loss of consciousness. On the other hand, saturations </text:span><text:span text:style-name="T2">above normal </text:span><text:span text:style-name="T1">do not usually occur unless you are receiving supplemental oxygen; in general, the risk lies in low values.</text:span></text:p>
      <text:p text:style-name="P1"><text:span text:style-name="T2">How to stabilize: </text:span><text:span text:style-name="T1">If your device indicates an unexpectedly low SpO₂, first </text:span><text:span text:style-name="T2">stop and rest</text:span><text:span text:style-name="T1">. Breathe deeply and calmly for a couple of minutes, trying to fill your lungs well with air. Make sure you are in a well-ventilated environment - for example, you can open a window or go out into the fresh air to inhale more oxygen. Check that the sensor is positioned correctly (sometimes a bad reading can be due to the position of the device or cold hands). </text:span><text:span text:style-name="T2">Avoid smoking </text:span><text:span text:style-name="T1">and smoky places: smoke reduces the amount of oxygen available for breathing. If despite these measures your oxygen level is still below ~90% or you notice symptoms such as severe shortness of breath, chest pain or confusion, seek medical attention immediately. In emergencies, health care professionals may administer supplemental oxygen. Maintaining long-term </text:span><text:span text:style-name="T2">lung health </text:span><text:span text:style-name="T1">(not smoking, treating conditions such as asthma or bronchitis early, and getting regular aerobic exercise) will also help keep your saturation in normal ranges.</text:span></text:p>
      <text:p text:style-name="Heading_20_2">Breathing rate</text:p>
      <text:p text:style-name="P1"><text:span text:style-name="T2">Breathing rate </text:span><text:span text:style-name="T1">is the number of breaths (inhalations and exhalations) you take in one minute. This indicator reflects the basic functioning of your lungs and respiratory system. At rest, breathing is normally quiet and relatively slow; when we exercise, are sick with fever or feel anxious, the respiratory rate increases to meet the body's increased demand for oxygen.</text:span></text:p>
      <text:p text:style-name="P1"><text:span text:style-name="T2">Normal values: </text:span><text:span text:style-name="T1">In a healthy adult at rest, it is normal to breathe approximately </text:span><text:span text:style-name="T2">12-20 times per minute</text:span><text:span text:style-name="T1">. In other words, about 12-20 respiratory cycles (inhale and exhale) per minute are considered normal at rest. In young children the normal breathing rate is higher (infants may have 30-60 breaths per minute, for example, and it decreases with age). If you are relaxed and asleep, your breathing tends to be at the lower end of that range, while physical activity or stress brings it closer to the upper limit (or even higher, during intense exercise).</text:span></text:p>
      <text:p text:style-name="P1"><text:span text:style-name="T2">Effects of abnormal values: </text:span><text:span text:style-name="T1">Breathing </text:span><text:span text:style-name="T2">too fast at rest </text:span><text:span text:style-name="T1">(called </text:span><text:span text:style-name="T3">tachypnea</text:span><text:span text:style-name="T1">) can cause uncomfortable symptoms. When breathing too fast and shallow, you may feel </text:span><text:span text:style-name="T2">dizziness, tingling in the hands or lips, tightness in the chest or even mental confusion</text:span><text:span text:style-name="T1">. This occurs because hyperventilation (breathing rapidly) expels too much carbon dioxide from the blood, which triggers these symptoms. Situations of anxiety, panic, pain, high fever or lung disease (such as asthma or pneumonia) can cause the breathing rate to spike beyond normal. On the other hand, an </text:span><text:span text:style-name="T2">unusually low </text:span><text:span text:style-name="T1">waking breathing rate (bradypnea) could indicate problems such as nervous system depression (from sedative medications, for example) or certain neurological conditions; if breathing is too slow or shallow, the body may not get enough oxygen, leading to severe drowsiness or shortness of breath. In extreme cases (as in apnea or breathing pauses), there may be a risk of fainting or harm from lack of oxygen.</text:span></text:p>
      <text:p text:style-name="P1"><text:span text:style-name="T2">How to stabilize: </text:span><text:span text:style-name="T1">If you notice that you are breathing too </text:span><text:span text:style-name="T2">fast </text:span><text:span text:style-name="T1">and feel dizzy or anxious, try to </text:span><text:span text:style-name="T2">pause and regulate your breathing</text:span><text:span text:style-name="T1">. A helpful technique is to breathe slowly and deeply: inhale through your nose for a ~3 second count, and exhale slowly through your mouth (even pursing your lips slightly) for a ~4 or 5 second count. This helps to retain a little more carbon dioxide and calm the hyperventilation. Try to calm yourself; if you can, sit down and try to distract your mind from the discomfort while you regain a normal pattern. Practicing breathing exercises or </text:span><text:span text:style-name="T2">meditation </text:span><text:span text:style-name="T1">regularly can train your body to better handle episodes of rapid stress breathing. In case the breathing rate is elevated due to fever or illness, address the cause (e.g., lower the fever with physical means or medication, or use your inhaler if you have asthma as directed by your doctor). If, however, someone presents with </text:span><text:span text:style-name="T2">abnormally slow </text:span><text:span text:style-name="T1">breathing</text:span><text:span text:style-name="T2"> , drowsiness or disorientation</text:span><text:span text:style-name="T1">, or rapid breathing is accompanied by bluish lips or chest pain, seek medical help immediately. It is always important to treat the underlying cause: everything from a panic attack to a serious heart or lung problem may be behind very irregular breathing. A professional will be able to assess whether supplemental oxygen, medication or some other urgent intervention is required.</text:span></text:p>
      <text:p text:style-name="Heading_20_2">Blood pressure</text:p>
      <text:p text:style-name="P1"><text:span text:style-name="T2">Blood pressure </text:span><text:span text:style-name="T1">is the force with which blood pushes against the walls of the arteries when the heart beats. It is expressed by two numbers: the </text:span><text:span text:style-name="T3">systolic pressure </text:span><text:span text:style-name="T1">(the higher value, coincides with the contraction of the heart or heartbeat) and the </text:span><text:span text:style-name="T3">diastolic pressure </text:span><text:span text:style-name="T1">(the lower value, corresponds to the relaxation of the heart between beats). For example, a measurement of "120/80 mmHg" means a pressure of 120 millimeters of mercury in systole and 80 in diastole. Adequate blood pressure is vital for blood to reach all organs: neither too high to damage vessels, nor too low to be insufficient for circulation.</text:span></text:p>
      <text:p text:style-name="P1"><text:span text:style-name="T2">Normal values: </text:span><text:span text:style-name="T1">In adults, a resting blood pressure near or below </text:span><text:span text:style-name="T2">120/80 mmHg </text:span><text:span text:style-name="T1">(approximately "120 over 80") is considered </text:span><text:span text:style-name="T2">normal</text:span><text:span text:style-name="T1">. Slightly lower values (e.g. 110/70) are also normal and common, especially in young, healthy people. There is a wide optimal range: around </text:span><text:span text:style-name="T2">90/60 mmHg at the low end to 120/80 mmHg at the high end </text:span><text:span text:style-name="T1">is usually considered acceptable. When the pressure persistently exceeds about </text:span><text:span text:style-name="T2">130/80 mmHg</text:span><text:span text:style-name="T1">, we speak of </text:span><text:span text:style-name="T3">hypertension </text:span><text:span text:style-name="T1">(high blood pressure). Conversely, a pressure below ~90/60 mmHg could indicate </text:span><text:span text:style-name="T3">hypotension </text:span><text:span text:style-name="T1">(low blood pressure), although this is only of concern if it causes symptoms. Keep in mind that blood pressure varies throughout the day and even beat to beat: it tends to be lower at rest or during sleep, and may rise transiently with exercise, stress, or even when standing up quickly.</text:span></text:p>
      <text:p text:style-name="P1"><text:span text:style-name="T2">Effects of abnormal values: </text:span><text:span text:style-name="T1">Sustained </text:span><text:span text:style-name="T2">high blood pressure (hypertension) </text:span><text:span text:style-name="T1">usually does not give immediate symptoms, but is very harmful in the long term. Over time, chronically elevated blood pressure strains the heart and can damage arteries, significantly increasing the risk of heart disease, heart attack, stroke, and damage to organs such as the kidneys and eyes. In some cases of very high blood pressure, severe headaches, blurred vision, ringing in the ears or nosebleeds may occur, but most of the time hypertension is "silent," so it is important to control it even if you feel fine. In contrast, </text:span><text:span text:style-name="T2">low blood pressure (hypotension) </text:span><text:span text:style-name="T1">can cause more obvious acute symptoms: when the pressure drops too low, the brain receives less blood and you may feel </text:span><text:span text:style-name="T2">dizzy, lightheaded or faint </text:span><text:span text:style-name="T1">when you stand up suddenly. Other signs of hypotension include blurred vision, weakness, nausea or fainting in extreme cases. The cause is usually dehydration, prolonged rest, excessive heat , certain medications or medical problems (cardiac arrhythmias, hormonal disturbances, bleeding, etc.). An abrupt drop in pressure (for example when standing up quickly) is known as orthostatic hypotension and can also make you feel dizzy. Both situations (very high or very low pressure) are potentially serious: uncontrolled high pressure can lead to heart attacks or strokes, and very low pressure can deprive organs of oxygen causing circulatory shock in severe cases.</text:span></text:p>
      <text:p text:style-name="P1"><text:span text:style-name="T2">How to stabilize: </text:span><text:span text:style-name="T1">If your wearable shows an </text:span><text:span text:style-name="T2">elevated blood pressure </text:span><text:span text:style-name="T1">value, the first thing to do is to </text:span><text:span text:style-name="T2">calm down and rest </text:span><text:span text:style-name="T1">for a moment, as stress or recent activity can temporarily raise your blood pressure. If you were active, sit down and breathe deeply for a few minutes. On a day-to-day basis, implementing healthy habits is the best way to keep your blood pressure in the normal range. This includes: eating a </text:span><text:span text:style-name="T2">diet low in salt (sodium) </text:span><text:span text:style-name="T1">and rich in vegetables and fruits, controlling weight, limiting alcohol consumption (and avoiding smoking), and getting regular aerobic exercise. Reducing stress is equally important: relaxation techniques, yoga or meditation can help avoid pressure spikes. If you are already hypertensive, it is key to follow medical indications and take prescribed medications (if any). On the other hand, if you detect </text:span><text:span text:style-name="T2">very low blood pressure </text:span><text:span text:style-name="T1">and feel dizzy, </text:span><text:span text:style-name="T2">lie down </text:span><text:span text:style-name="T1">and slightly elevate your legs (for example, by resting them on a pillow) to promote blood flow to the brain. </text:span><text:span text:style-name="T2">Hydrate </text:span><text:span text:style-name="T1">by drinking water, as dehydration is a common cause of hypotension. Get up slowly from bed or chair to give your body time to adjust pressure. If hypotension is recurrent or is accompanied by fainting, consult your doctor to evaluate the cause. In summary, maintaining a </text:span><text:span text:style-name="T2">heart-healthy lifestyle </text:span><text:span text:style-name="T1">benefits blood pressure: balanced diet, moderate exercise, avoiding excess salt and stress. These changes, in addition to stabilizing blood pressure, reduce the risk of complications associated with hypertension.</text:span></text:p>
      <text:p text:style-name="Heading_20_2">Body temperature</text:p>
      <text:p text:style-name="P1"><text:span text:style-name="T2">Body temperature </text:span><text:span text:style-name="T1">is the measure of heat in the human body. Our body normally maintains a stable temperature around ~37 degrees Celsius (ºC) through regulatory mechanisms (such as sweating or shivering). This value may vary slightly between people and throughout the day, but it is considered one of the fundamental vital signs. Wearables with thermometers or skin temperature sensors can estimate changes in body temperature, alerting for example of incipient fever or variations during exercise.</text:span></text:p>
      <text:p text:style-name="P1"><text:span text:style-name="T2">Normal values: </text:span><text:span text:style-name="T1">The accepted average body temperature in humans is around </text:span><text:span text:style-name="T2">37°C</text:span><text:span text:style-name="T1">, equivalent to 98.6°F. However, there is an approximate normal range: typically </text:span><text:span text:style-name="T2">between 36.1°C and 37.2°C </text:span><text:span text:style-name="T1">(97°F to 99°F) in adults at rest. Many healthy people have slight deviations within this range without a problem (some might always be close to 36.4°C, others 37.0°C, for example). Body temperature tends to be lower in the morning and rises a little in the afternoon. </text:span><text:span text:style-name="T2">Fever </text:span><text:span text:style-name="T1">is considered to be present when the measured temperature exceeds </text:span><text:span text:style-name="T2">38°C </text:span><text:span text:style-name="T1">(100.4°F), as it almost always indicates the presence of an infection or inflammatory process. On the other hand, a temperature below ~35°C (~35°F) indicates </text:span><text:span text:style-name="T3">hypothermia</text:span><text:span text:style-name="T1">, which is abnormal and potentially dangerous, as it means the body is losing heat faster than it can generate it.</text:span></text:p>
      <text:p text:style-name="P1"><text:soft-page-break/><text:span text:style-name="T2">Effects of abnormal values: </text:span><text:span text:style-name="T1">A </text:span><text:span text:style-name="T2">high temperature (fever) </text:span><text:span text:style-name="T1">is a response of the body, usually to an infection. Having a fever is often accompanied by symptoms such as </text:span><text:span text:style-name="T2">chills</text:span><text:span text:style-name="T1">, sweating, headache, malaise, and elevated heart rate. Mild to moderate fevers (e.g. 38-38.5°C) help the immune system perform better, but may make you feel weak or achy. Higher fevers (39-40°C) can cause </text:span><text:span text:style-name="T2">dehydration </text:span><text:span text:style-name="T1">(from sweating), increased heart and respiratory rate, and in some extreme cases </text:span><text:span text:style-name="T2">delirium or seizures </text:span><text:span text:style-name="T1">- especially in young children, who may have febrile seizures when the temperature rises rapidly. If the fever reaches ~41°C or higher, it is considered a medical emergency (severe hyperthermia), as it can damage proteins and cells in the body. At the other extreme, a </text:span><text:span text:style-name="T2">very low body temperature (hypothermia)</text:span><text:span text:style-name="T1">, usually defined as falling below 35°C, is equally serious. Hypothermia usually results from prolonged exposure to cold. Initial symptoms are </text:span><text:span text:style-name="T2">severe shivering </text:span><text:span text:style-name="T1">(chills), numbness in extremities, and confusion; as the temperature continues to drop, the person may become drowsy, with slurred speech, weak pulse, and slowed breathing. In deep hypothermia, the heart and nervous system begin to fail, and dangerous cardiac arrhythmias, loss of consciousness and even cardiorespiratory arrest may occur if the situation is not reversed. Both high fever and hypothermia require attention, as they indicate that the body is outside its safe temperature range.</text:span></text:p>
      <text:p text:style-name="P1"><text:span text:style-name="T2">How to stabilize: </text:span><text:span text:style-name="T1">If your wearable detects </text:span><text:span text:style-name="T2">fever </text:span><text:span text:style-name="T1">(elevated temperature) or you notice it (by feeling hot, shivering, etc.), it is advisable to </text:span><text:span text:style-name="T2">rest </text:span><text:span text:style-name="T1">and hydrate well. You can use physical methods to lower the temperature: remove excess clothing or blankets, keep the environment cool, and apply cold wet cloths on the forehead or back of the neck will help you feel better. Drinking plenty of fluids is essential, as a fever causes fluid loss - drink water, diluted juices or clear broths, avoiding caffeinated or alcoholic beverages that can further dehydrate you. If the fever is causing you a lot of discomfort, you can take an antipyretic (fever medication, such as acetaminophen or ibuprofen) in the appropriate dosage as directed on the package insert or by your doctor. It is important </text:span><text:span text:style-name="T2">not to self-medicate young children with aspirin </text:span><text:span text:style-name="T1">because of the risk of Reye's syndrome. Get plenty of rest, as sleep and rest help the body fight infection. If the fever is very high (e.g., 39.5-40°C) or is accompanied by worrisome symptoms (stiff neck, difficulty breathing, significant confusion, unusual rash, persistent vomiting, etc.), seek prompt medical attention. - It may be necessary to rule out severe infections or receive specific treatment.</text:span></text:p>
      <text:p text:style-name="P1"><text:span text:style-name="T1">In case of </text:span><text:span text:style-name="T2">hypothermia </text:span><text:span text:style-name="T1">(low body temperature), the priority is to </text:span><text:span text:style-name="T2">gradually rewarm the body</text:span><text:span text:style-name="T1">. If you or someone else has hypothermia, get them to a warm place as soon as possible. Remove wet clothing and cover yourself with blankets or warm, dry clothing. You can drink warm (non-alcoholic) beverages if you are conscious and can swallow, to warm you from the inside. Avoid applying excessive direct heat (such as water that is too hot) because it may be counterproductive; progressive warming is better. Seek emergency medical attention if hypothermia is severe (temperature well below 35°C) or the person is very weak or unconscious, as it may require special resuscitation in the hospital. To prevent temperature drops, bundle up adequately in cold environments and limit prolonged exposure to severe cold or ice water.</text:span></text:p>
      <text:p text:style-name="Heading_20_2">Electrocardiogram (ECG)</text:p>
      <text:p text:style-name="P1"><text:span text:style-name="T1">The </text:span><text:span text:style-name="T2">electrocardiogram (ECG) </text:span><text:span text:style-name="T1">is a recording of the heart's electrical activity. Some modern wearables (such as certain smartwatches) can perform an ECG of a lead by placing the fingers on their electrodes, which allows </text:span><text:span text:style-name="T2">detection of the regularity of the heartbeat and possible alterations in the heart rhythm</text:span><text:span text:style-name="T1">. Basically, the ECG reflects how electrical impulses propagate in the heart with each heartbeat. The display or recording shows characteristic waves (called P, QRS, T) that correspond to the different phases of the heartbeat.</text:span></text:p>
      <text:p text:style-name="P1"><text:span text:style-name="T2">What does it indicate for health: </text:span><text:span text:style-name="T1">A normal ECG shows a </text:span><text:span text:style-name="T2">regular sinus rhythm</text:span><text:span text:style-name="T1">, i.e., beats occurring at constant intervals and with a normal waveform. This means that the heart beats in a coordinated and efficient manner. If the ECG shows irregularities (skipped beats, extra beats or a chaotic pattern), an </text:span><text:span text:style-name="T2">arrhythmia </text:span><text:span text:style-name="T1">is present, which can range from something benign (e.g., occasional skipped beats) to signs of more serious heart disease. For example, </text:span><text:span text:style-name="T3">atrial fibrillation </text:span><text:span text:style-name="T1">is a common arrhythmia in which the atria of the heart beat in a disorganized manner: the ECG in such a case would not have clear P waves and the rhythm would be irregular. Arrhythmias can cause palpitations, a "fluttering" sensation in the chest, dizziness or fainting when they are too fast or too slow, because the heart can lose efficiency in pumping blood. In summary, the ECG gives us information about </text:span><text:span text:style-name="T2">how fast </text:span><text:span text:style-name="T1">the heart beats, </text:span><text:span text:style-name="T2">whether the rhythm is constant or irregular</text:span><text:span text:style-name="T1">, and if there are strange electrical signals that could indicate a problem in the cardiac structures.</text:span></text:p>
      <text:p text:style-name="P1"><text:span text:style-name="T2">Normal values or patterns: </text:span><text:span text:style-name="T1">Unlike other factors, the ECG does not have a "single normal number" but an expected pattern. In a healthy person, the heart rhythm seen on the ECG should be regular, with a rate of ~60 to 100 beats per minute at rest (matching the pulse rate). Each QRS complex (the main wave of the beat) should be evenly spaced. P, QRS and T waves have certain standard shapes and durations in a normal ECG. In simple terms, </text:span><text:span text:style-name="T2">a normal ECG is one where each beat has the expected sequence of waves with no extras or omissions</text:span><text:span text:style-name="T1">, and where the heart rate is within appropriate limits for the situation (lower at rest, may rise with exercise). Portable devices usually focus on identifying whether the tracing is regular or if there are signs of arrhythmias such as atrial fibrillation, rather than measuring all parameters like a hospital electrocardiograph.</text:span></text:p>
      <text:p text:style-name="P1"><text:span text:style-name="T2">Effects of abnormal values (ECG alterations): </text:span><text:span text:style-name="T1">If the wearable detects an </text:span><text:span text:style-name="T2">irregularity in the ECG</text:span><text:span text:style-name="T1">, it means that the heartbeat is not following the normal rhythm. One of the most common arrhythmias that smartwatches look for is atrial fibrillation (AF), where the heart beats very </text:span><text:span text:style-name="T2">irregularly</text:span><text:span text:style-name="T1">. AF and other rapid arrhythmias can cause </text:span><text:span text:style-name="T2">severe palpitations, fatigue, shortness of breath, dizziness or fainting </text:span><text:span text:style-name="T1">in some people. In addition, atrial fibrillation carries an increased risk of clot formation in the heart and thus an elevated risk of stroke if left untreated. Other arrhythmias that may occur include </text:span><text:span text:style-name="T2">supraventricular tachycardias </text:span><text:span text:style-name="T1">(very fast beats originating in the upper chambers) or </text:span><text:span text:style-name="T2">extrasystoles </text:span><text:span text:style-name="T1">(extra beats out of place). Many brief arrhythmias do not cause harm and may not even be felt, but some may indicate heart disease or predisposition to more serious problems. For example, certain ventricular arrhythmias can be dangerous and lead to cardiac arrest if sustained. In short, an "abnormal" ECG could mean anything from </text:span><text:span text:style-name="T3">"your heart is beating a little irregularly, perhaps due to stress or caffeine" </text:span><text:span text:style-name="T1">to </text:span><text:span text:style-name="T3">"there is a significant rhythm disorder that needs treatment."</text:span><text:span text:style-name="T1"> So it is important to assess the context: if you notice concurrent symptoms (palpitations, chest pain, fainting) along with an altered ECG on the device, medical attention should be sought without delay.</text:span></text:p>
      <text:p text:style-name="P1"><text:span text:style-name="T2">How to stabilize it or what to do: </text:span><text:span text:style-name="T1">If your wearable shows a possible </text:span><text:span text:style-name="T2">irregular heart rhythm</text:span><text:span text:style-name="T1">, the first thing to do is to </text:span><text:span text:style-name="T2">stay calm</text:span><text:span text:style-name="T1">. Sometimes, anxiety can make palpitations worse. If your heart feels very fast or irregular, sit or lie down. Try a valsalva maneuver: take a deep breath and push slightly as if you were trying to exhale with your nose and mouth plugged, or cough forcefully; these actions sometimes help stop certain supraventricular tachycardias. </text:span><text:span text:style-name="T2">Avoid stimulants </text:span><text:span text:style-name="T1">such as caffeine, nicotine or other substances if you notice that your heart is in arrhythmia, as they may aggravate it. Practicing </text:span><text:span text:style-name="T2">relaxation </text:span><text:span text:style-name="T1">techniques (deep breathing, meditation) can help slow a racing pulse due to stress. Many devices also recommend staying still during ECG measurement; sometimes false arrhythmia warnings occur from moving around too much. </text:span><text:span text:style-name="T2">Important: </text:span><text:span text:style-name="T1">If the irregularity persists for several minutes, or you have chest pain, severe shortness of breath, severe dizziness or fainting, seek emergency medical attention. The doctor can do a complete electrocardiogram and tests to diagnose exactly the type of arrhythmia. Some arrhythmias require medication, procedures (such as ablations) or even a pacemaker, depending on their nature. Others, more benign, only require observation and control of triggering factors (stress, caffeine, alcohol consumption, lack of sleep, etc.). In any case, leading a heart-healthy lifestyle - </text:span><text:span text:style-name="T2">balanced diet, regular exercise, not smoking and controlling blood pressure and cholesterol </text:span><text:span text:style-name="T1">- helps to reduce the occurrence of arrhythmias. Wearables are useful for alerting us, but confirmation and management should be guided by healthcare professionals.</text:span></text:p>
      <text:p text:style-name="Heading_20_2">Calories (calorie expenditure tracking)</text:p>
      <text:p text:style-name="P1"><text:span text:style-name="T2">Calorie tracking </text:span><text:span text:style-name="T1">refers to recording how many calories you burn (and sometimes consume) in a day. Many smart devices estimate your </text:span><text:span text:style-name="T2">daily calorie expenditure </text:span><text:span text:style-name="T1">based on your steps, heart rate, exercise, age, weight, etc. This data helps you understand your </text:span><text:span text:style-name="T3">energy balance</text:span><text:span text:style-name="T1">: if you take in more calories than you expend, the excess is stored (mainly as body fat); if you expend more than you eat, that energy deficit translates into weight loss over time. For health, maintaining a proper calorie balance is important for maintaining a healthy weight and having enough energy.</text:span></text:p>
      <text:p text:style-name="P1"><text:span text:style-name="T2">Normal values: </text:span><text:span text:style-name="T1">There is no single "normal value" for calories that applies to everyone, because much depends on the individual. The daily caloric requirement varies according to age, gender, body size and level of physical activity. As a guideline, it is often mentioned that an average adult woman needs about </text:span><text:span text:style-name="T2">2000 calories per day </text:span><text:span text:style-name="T1">and an average adult man about </text:span><text:span text:style-name="T2">2500 calories per day </text:span><text:span text:style-name="T1">to maintain his weight. These figures assume a moderate level of physical activity. In reality, the range is wide: for example, a very active man may burn 2800-3000+ calories per day, while a sedentary woman may expend only 1600. At rest, we all expend a certain minimum amount of calories for basic functions (called basal metabolism, typically between 1200 and 1800 kcal depending on the person). Wearables try to estimate your total expenditure by adding that basal metabolism plus calories from daily activities and exercise. The "normal" value then is individual: </text:span><text:span text:style-name="T2">you should focus on your personal tendency</text:span><text:span text:style-name="T1">. If the device says that on normal days you burn around 2200 kcal and you eat a similar amount, your weight will stay the same. If you start to see daily caloric expenditures much lower than usual (without changing anything), it could indicate less activity than expected.</text:span></text:p>
      <text:p text:style-name="P1"><text:span text:style-name="T2">Implications of abnormal values: </text:span><text:span text:style-name="T1">Here "abnormal" really refers to a persistent </text:span><text:span text:style-name="T2">calorie imbalance</text:span><text:span text:style-name="T1">. If you consistently </text:span><text:span text:style-name="T2">take in far more calories than you burn</text:span><text:span text:style-name="T1">, your body will store that surplus and you </text:span><text:span text:style-name="T2">will gain weight in the </text:span><text:span text:style-name="T1">form of fat. Over time, overweight and obesity increase the risk of multiple health problems: type 2 diabetes, hypertension, high cholesterol, heart disease, overworked joints, sleep apnea, among others. Obesity is a chronic disease that can trigger or aggravate numerous conditions (for example, obesity is strongly associated with increased likelihood of diabetes and heart problems). On the other hand, if you are </text:span><text:span text:style-name="T2">burning many more calories than you eat </text:span><text:span text:style-name="T1">(for example, on a very strict hypocaloric diet or intensive training without adequate nutrition), the result will be </text:span><text:span text:style-name="T2">weight loss</text:span><text:span text:style-name="T1">, but it can be accompanied by </text:span><text:span text:style-name="T2">extreme fatigue, weakness, nutrient deficiencies and even problems such as low blood sugar (hypoglycemia)</text:span><text:span text:style-name="T1">. Prolonged excessive caloric restriction can result in malnutrition, loss of muscle mass, anemia and other imbalances. In severe cases (eating disorders), the lack of calories affects all organs: there is a risk to the heart, amenorrhea in women, loss of bone mass, among others. Therefore, both excessive caloric surplus and extreme deficit are </text:span><text:span text:style-name="T3">harmful</text:span><text:span text:style-name="T1">. In the short term, an isolated day of eating much more or much less will not have much effect; it is the long-term trend that matters. In addition, very low caloric expenditure can indicate a sedentary lifestyle (which, independent of weight, is also associated with poorer cardiovascular health).</text:span></text:p>
      <text:p text:style-name="P1"><text:span text:style-name="T2">How to manage it: </text:span><text:span text:style-name="T1">Wearables allow you to become </text:span><text:span text:style-name="T2">aware of </text:span><text:span text:style-name="T1">your activity and energy expenditure. To maintain a healthy weight, the key is to achieve an </text:span><text:span text:style-name="T2">energy balance</text:span><text:span text:style-name="T1">: balancing the calories you consume with those you burn. If your goal is to </text:span><text:span text:style-name="T2">lose weight</text:span><text:span text:style-name="T1">, aim to create a moderate calorie deficit: that is, take in a little less calories than you expend, and ideally increase your physical activity. This is achieved by combining healthy eating with appropriate portions and regular exercise. For example, eating 500 kcal less than you expend each day (or burning 500 more with exercise) could lead to approximately half a kilo less per week - a safe and sustainable rate. Avoid extreme starvation diets: they can cause you to lose muscle and lower your metabolism, making it difficult to maintain weight in the long run. Instead, focus on </text:span><text:span text:style-name="T2">nutritious food </text:span><text:span text:style-name="T1">(vegetables, fruits, lean proteins, whole grains) and limit highly processed, calorie-rich but nutrient-poor foods (sweets, fast food, sugary drinks). If your wearable shows that one day you burned less than usual (maybe you were too inactive), that's okay - but try not to compensate by overeating out of boredom. If you notice that you have been very inactive for weeks (low daily calorie expenditure), try to gradually increase your exercise: walk more steps, use stairs, do a sport or workout you enjoy. On the other hand, if your goal is to </text:span><text:span text:style-name="T2">gain weight </text:span><text:span text:style-name="T1">or avoid weight loss (for example, in very active people or people with a fast metabolism), make sure you consume enough calories with healthy foods, perhaps adding an extra snack or energy-dense foods (such as nuts, avocado, etc.). In short, use calorie tracking as a guide to understanding your body: </text:span><text:span text:style-name="T2">balance what you eat with what you expend</text:span><text:span text:style-name="T1">. Keep in mind that not all calories are equal in terms of nutritional quality; 500 kcal of vegetables, legumes and chicken are not the same as 500 kcal of sweets - the latter will take away your hunger momentarily but do not nourish you well. For health's sake, prioritize diet quality over quantity. And remember that weight is only one part of health: also keep your medical check-ups, measure your waistline, etc., because someone can burn a lot of calories but still have high cholesterol or poor nutrition. If you need more specific guidance, consider consulting a nutritionist, who can evaluate your individual case and help you plan an intake according to your caloric expenditure.</text:span></text:p>
      <text:p text:style-name="Heading_20_2">Sleep quality</text:p>
      <text:p text:style-name="P1"><text:span text:style-name="T2">Sleep quality </text:span><text:span text:style-name="T1">refers to how well you sleep, beyond simply how many hours. Quality sleep means that you manage to spend enough time in the deep, restorative stages, wake up only a few times a night and wake up in the morning feeling rested. Wearables often monitor the quality of your sleep by detecting movements and heart rate during the night: they can estimate how long you were in light, deep or REM sleep, and how many interruptions you had. With this data, they give you an idea of whether your rest was adequate or if you had a restless night.</text:span></text:p>
      <text:p text:style-name="P1"><text:span text:style-name="T2">Normal values: </text:span><text:span text:style-name="T1">Most adults need about </text:span><text:span text:style-name="T2">7-8 hours of good quality sleep per night</text:span><text:span text:style-name="T1">. Some may feel fine with a little less (perhaps 6.5 hours) and others require a little more (9 hours), but in general it is recommended to be in the </text:span><text:span text:style-name="T2">7-9 hour </text:span><text:span text:style-name="T1">range for young and middle-aged adults. It is important to emphasize that </text:span><text:span text:style-name="T2">it is not only the quantity </text:span><text:span text:style-name="T1">of hours </text:span><text:span text:style-name="T2">that matters</text:span><text:span text:style-name="T1">, but also the </text:span><text:span text:style-name="T3">quality</text:span><text:span text:style-name="T1">. A person could spend 8 hours in bed, but if their sleep was too fragmented (frequent awakenings) or did not reach sufficient deep phases, they may still feel tired the next day. Healthy sleep has complete cycles: repeated light and deep stages (~90 minutes per cycle) and REM phases for dreaming. It is normal to have </text:span><text:span text:style-name="T2">some brief awakenings </text:span><text:span text:style-name="T1">(often we don't even remember them) during the night, but in general to stay asleep most of the time you are in bed. Indicators of good quality sleep include: falling asleep relatively quickly (ideally in less than 30 minutes), sleeping straight through without long awakenings, not snoring excessively or having breathing pauses (sleep apnea), and waking up feeling alert. Devices can give a "sleep score" based on these variables: there is no universal number, but if your wearable consistently says that your </text:span><text:span text:style-name="T2">sleep efficiency </text:span><text:span text:style-name="T1">(actual time asleep vs. time in bed) is for example 90%, it is a sign of good quality. Conversely, low efficiencies (e.g. 60-70%) or many interruptions indicate problems to improve.</text:span></text:p>
      <text:p text:style-name="P1"><text:span text:style-name="T2">Effects of poor sleep: </text:span><text:span text:style-name="T1">Lack of adequate sleep has </text:span><text:span text:style-name="T2">significant consequences on health and well-being</text:span><text:span text:style-name="T1">. In the short term, not enough sleep or poor sleep causes </text:span><text:span text:style-name="T2">fatigue</text:span><text:span text:style-name="T1">, daytime sleepiness, concentration and memory difficulties, and mood swings (irritability, anxiety). Surely you have noticed that after a bad night it is more difficult to perform at work or study, and you are more irritable. In addition, the risk of accidents increases - for example, drowsy driving is as dangerous as drunk driving, as your reflexes and attention are impaired. In the long term, chronic sleep deprivation (regularly sleeping less than ~7 hours or sleeping in a very fragmented way) is associated with increased chances of </text:span><text:span text:style-name="T2">hypertension, heart disease, stroke, type 2 diabetes, and obesity</text:span><text:span text:style-name="T1">. This is because sleep is a critical period where the body performs "maintenance" tasks: during deep phases, blood pressure is regulated, important hormones are released (such as growth hormone, which in adults helps tissue repair), memory is consolidated, and the immune system is strengthened. When you don't sleep well, all of these functions are impaired. For example, people with chronically insufficient sleep tend to have a weaker immune system (they get sick more easily) and an altered metabolism that favors weight gain. Links have also been observed between poor sleep and increased risk of depression and anxiety. In short, </text:span><text:span text:style-name="T2">poor sleep diminishes your quality of life</text:span><text:span text:style-name="T1">: you feel less productive, less energetic and over time can contribute to the development of serious medical problems.</text:span></text:p>
      <text:p text:style-name="P1"><text:span text:style-name="T2">How to improve it: </text:span><text:span text:style-name="T1">To </text:span><text:span text:style-name="T2">sleep better </text:span><text:span text:style-name="T1">and achieve good sleep hygiene, you can follow several practical tips. First, establish a </text:span><text:span text:style-name="T2">regular </text:span><text:span text:style-name="T1">bedtime and wake-up </text:span><text:span text:style-name="T2">schedule</text:span><text:span text:style-name="T1">, even on weekends. Having consistent schedules helps your internal clock (circadian rhythm) prepare for sleep and awakening, making it easier to fall asleep at night. Create a </text:span><text:span text:style-name="T2">conducive environment </text:span><text:span text:style-name="T1">in your bedroom: it should be dark, quiet and at a comfortable temperature (not too hot or too cold). Reduce the use of bright screens (cell phone, computer, TV) in the hour before bedtime, as the blue light from these devices can trick your brain into believing that it is "not yet time" to sleep. Instead, adopt relaxing routines before bedtime: take a warm shower, read a book on paper, listen to soft music or do relaxation exercises. Avoid consuming </text:span><text:span text:style-name="T2">caffeine in the afternoon/evening </text:span><text:span text:style-name="T1">(coffees, cola, strong tea or chocolate), because caffeine can stay in your body for several hours and make it difficult to fall asleep. Also, limit alcohol in the evening: although it may make you sleepy at the beginning, it fragments your rest in the second half of the night. Try to eat a light dinner at least an hour or two before bedtime; a very heavy dinner or one just before bedtime can cause discomfort or reflux that interrupts sleep. If you exercise, great, as regular physical activity improves sleep quality - but try not to exercise too late at night, as you may become too active. Make sure your mattress and pillow are comfortable and suitable for you. If despite implementing these habits you are still having problems (taking a long time to fall asleep, waking up many times, feeling very sleepy during the day), it may be useful to consult a doctor. There are sleep disorders such as </text:span><text:span text:style-name="T2">chronic insomnia </text:span><text:span text:style-name="T1">or </text:span><text:span text:style-name="T2">sleep apnea </text:span><text:span text:style-name="T1">that require evaluation. For example, obstructive sleep apnea causes the person to snore and have breathing pauses that ruin the quality of rest; its treatment (such as using a CPAP or dental devices) greatly improves quality of life and reduces cardiac risks. In conclusion, give sleep the priority it deserves: it is as important as diet or exercise to keep you healthy. Good sleep will give you energy, better mood and protection against multiple diseases, so it is worth developing good routines to achiev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 svg:font-family="Aptos" style:font-family-generic="roman" style:font-pitch="variable"/>
    <style:font-face style:name="Play" svg:font-family="Play"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Linux Libertine G" svg:font-family="'Linux Libertine G'" style:font-family-generic="system" style:font-pitch="variable"/>
    <style:font-face style:name="Play1"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ptos" fo:font-size="12pt" fo:language="es" fo:country="none"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2pt" fo:language="es" fo:country="none"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color="#0f4761" style:font-name="Play" fo:font-family="Play" style:font-family-generic="roman" style:font-pitch="variable" fo:font-size="20pt" style:font-name-asian="Play1" style:font-family-asian="Play" style:font-family-generic-asian="system" style:font-pitch-asian="variable" style:font-size-asian="20pt" style:font-name-complex="Play1" style:font-family-complex="Play"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color="#0f4761" style:font-name="Play" fo:font-family="Play" style:font-family-generic="roman" style:font-pitch="variable" fo:font-size="16pt" style:font-name-asian="Play1" style:font-family-asian="Play" style:font-family-generic-asian="system" style:font-pitch-asian="variable" style:font-size-asian="16pt" style:font-name-complex="Play1" style:font-family-complex="Play"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11in" fo:margin-bottom="0.0555in" loext:contextual-spacing="false" fo:line-height="100%" fo:keep-together="always" fo:keep-with-next="always"/>
      <style:text-properties fo:color="#0f4761"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fo:font-style="italic" style:font-style-asian="italic"/>
    </style:style>
    <style:style style:name="Heading_20_5" style:display-name="Heading 5"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f4761"/>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595959" fo:font-style="italic" style:font-style-asian="italic"/>
    </style:style>
    <style:style style:name="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in" fo:margin-bottom="0.0555in" loext:contextual-spacing="false" fo:line-height="100%" fo:text-align="center" style:justify-single-word="false"/>
      <style:text-properties style:font-name="Play" fo:font-family="Play" style:font-family-generic="roman" style:font-pitch="variable" fo:font-size="14pt" style:font-name-asian="Play1" style:font-family-asian="Play" style:font-family-generic-asian="system" style:font-pitch-asian="variable" style:font-size-asian="14pt" style:font-name-complex="Play1" style:font-family-complex="Play"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5671" meta:character-count="34955" meta:non-whitespace-character-count="29335"/>
    <meta:generator>LibreOfficeDev/6.0.5.2$Linux_X86_64 LibreOffice_project/</meta:generator>
    <meta:user-defined meta:name="generator">ChatGPT Deep Research</meta:user-defined>
  </office:meta>
</office:document-meta>
</file>